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82E566BDB.jpg" manifest:media-type="image/jpeg"/>
  <manifest:file-entry manifest:full-path="Pictures/100000000000015E0000014F5D41455D.jpg" manifest:media-type="image/jpeg"/>
  <manifest:file-entry manifest:full-path="Pictures/100000000000021F000001FF0ED1A96F.jpg" manifest:media-type="image/jpeg"/>
  <manifest:file-entry manifest:full-path="Pictures/10000000000000FA000001875A62A94C.jpg" manifest:media-type="image/jpeg"/>
  <manifest:file-entry manifest:full-path="Pictures/1000000000000190000000CDC0229594.gif" manifest:media-type="image/gif"/>
  <manifest:file-entry manifest:full-path="Pictures/100000000000019000000190164E8321.jpg" manifest:media-type="image/jpeg"/>
  <manifest:file-entry manifest:full-path="Pictures/TablePreview1.svm" manifest:media-type=""/>
  <manifest:file-entry manifest:full-path="Pictures/10000000000003E8000003E8B435BE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43cm"/>
    </style:style>
    <style:style style:name="ro2" style:family="table-row">
      <style:table-row-properties style:row-height="2.18cm"/>
    </style:style>
    <style:style style:name="ro3" style:family="table-row">
      <style:table-row-properties style:row-height="2.178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standard" draw:layer="layout" svg:width="14.098cm" svg:height="10.66cm" svg:x="2.877cm" svg:y="3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882cm" svg:height="2.085cm" svg:x="2.918cm" svg:y="3.215cm">
          <draw:image xlink:href="Pictures/100000000000019000000190164E8321.jpg" xlink:type="simple" xlink:show="embed" xlink:actuate="onLoad">
            <text:p/>
          </draw:image>
        </draw:frame>
        <draw:frame draw:style-name="gr1" draw:text-style-name="P1" draw:layer="layout" svg:width="2.7cm" svg:height="2cm" svg:x="5.8cm" svg:y="3.2cm">
          <draw:image xlink:href="Pictures/1000000000000190000000CDC0229594.gif" xlink:type="simple" xlink:show="embed" xlink:actuate="onLoad">
            <text:p/>
          </draw:image>
        </draw:frame>
        <draw:frame draw:style-name="gr1" draw:text-style-name="P1" draw:layer="layout" svg:width="2.7cm" svg:height="1.9cm" svg:x="8.6cm" svg:y="3.2cm">
          <draw:image xlink:href="Pictures/100000000000021F000001FF0ED1A96F.jpg" xlink:type="simple" xlink:show="embed" xlink:actuate="onLoad">
            <text:p/>
          </draw:image>
        </draw:frame>
        <draw:frame draw:style-name="gr1" draw:text-style-name="P1" draw:layer="layout" svg:width="2.9cm" svg:height="2.1cm" svg:x="2.8cm" svg:y="5.3cm">
          <draw:image xlink:href="Pictures/10000000000000FA000001875A62A94C.jpg" xlink:type="simple" xlink:show="embed" xlink:actuate="onLoad">
            <text:p/>
          </draw:image>
        </draw:frame>
        <draw:frame draw:style-name="gr1" draw:text-style-name="P1" draw:layer="layout" svg:width="2.74cm" svg:height="2cm" svg:x="5.76cm" svg:y="5.3cm">
          <draw:image xlink:href="Pictures/100000000000015E0000014F5D41455D.jpg" xlink:type="simple" xlink:show="embed" xlink:actuate="onLoad">
            <text:p/>
          </draw:image>
        </draw:frame>
        <draw:frame draw:style-name="gr1" draw:text-style-name="P1" draw:layer="layout" svg:width="2.8cm" svg:height="2.2cm" svg:x="8.6cm" svg:y="5.2cm">
          <draw:image xlink:href="Pictures/10000000000000FA000000C82E566BD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E8000003E8B435BE1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0:25:39.671670565</meta:creation-date>
    <dc:date>2016-05-04T20:35:51.360345371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